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12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18a30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7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99e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d43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c99e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18a30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1c99e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d43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8a303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7f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d43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MM Connector Electrical Pinou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1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/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/C</text:p>
          </table:table-cell>
          <table:table-cell table:number-columns-repeated="2"/>
          <table:table-cell table:style-name="ce6"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I_DA+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BI_DA-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6"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I_DB+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BI_DB-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6"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BI_DC+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I_DD+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BI_DD-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6"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Not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is reversed during normal operation, but the ethernet controller compensates for this.</text:p>
          </table:table-cell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21"/>
          <table:table-cell table:style-name="ce15"/>
          <table:table-cell table:style-name="ce14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15" table:number-columns-repeated="3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4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6:25:00.76739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8-22T16:32:11.146744858</dc:date>
    <dc:creator>Rachel </dc:creator>
    <meta:editing-duration>PT1H2M46S</meta:editing-duration>
    <meta:editing-cycles>11</meta:editing-cycles>
    <meta:generator>LibreOffice/5.1.6.2$Linux_X86_64 LibreOffice_project/10m0$Build-2</meta:generator>
    <meta:document-statistic meta:table-count="1" meta:cell-count="72" meta:object-count="0"/>
  </office:meta>
</office:document-meta>
</file>